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696cm" fo:min-width="0.738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cm" draw:marker-start-width="0.25cm" draw:marker-end="Extrémités_20_de_20_flèche_20_2" draw:marker-end-width="0.1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932cm" fo:min-width="3.566cm"/>
    </style:style>
    <style:style style:name="gr6" style:family="graphic" style:parent-style-name="standard">
      <style:graphic-properties svg:stroke-color="#000000" draw:fill-color="#ff46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cm" draw:marker-end="Extrémités_20_de_20_flèche_20_2" draw:marker-end-width="0.1cm" draw:fill="none" draw:textarea-vertical-align="middle"/>
    </style:style>
    <style:style style:name="gr10" style:family="graphic" style:parent-style-name="objectwithoutfill">
      <style:graphic-properties svg:stroke-color="#00a933" draw:marker-end="Extrémités_20_de_20_flèche_20_4" draw:marker-end-width="0.1cm" draw:fill="none" draw:textarea-vertical-align="middle"/>
    </style:style>
    <style:style style:name="gr11" style:family="graphic" style:parent-style-name="objectwithoutfill">
      <style:graphic-properties svg:stroke-color="#ff46ff" draw:marker-end="Extrémités_20_de_20_flèche_20_4" draw:marker-end-width="0.1cm" draw:fill="none" draw:textarea-vertical-align="middle"/>
    </style:style>
    <style:style style:name="gr12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1.164cm" fo:min-width="1.092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03cm" svg:stroke-color="#999999" draw:marker-start-width="0.25cm" draw:marker-end="Extrémités_20_de_20_flèche_20_2" draw:marker-end-width="0.15cm" draw:fill="none" draw:textarea-vertical-align="middle" fo:padding-top="0.14cm" fo:padding-bottom="0.14cm" fo:padding-left="0.265cm" fo:padding-right="0.265cm"/>
    </style:style>
    <style:style style:name="gr16" style:family="graphic" style:parent-style-name="objectwithoutfill">
      <style:graphic-properties draw:stroke="dash" draw:stroke-dash="Long_20_Dash" svg:stroke-width="0.01cm" svg:stroke-color="#ff8000" draw:marker-start-width="0.22cm" draw:marker-end="Arrow" draw:marker-end-width="0.1cm" draw:fill="none" draw:textarea-vertical-align="middle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 fo:font-size="7pt" style:font-size-asian="7pt" style:font-size-complex="7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46ff"/>
      <style:paragraph-properties fo:text-align="center"/>
      <style:text-properties fo:color="#ff46ff" loext:opacity="100%" loext:color-lum-mod="100%" loext:color-lum-off="0%"/>
    </style:style>
    <style:style style:name="P6" style:family="paragraph">
      <loext:graphic-properties draw:fill="none" draw:fill-color="#ffffff"/>
      <style:text-properties style:font-name="Times New Roman" fo:font-size="8pt" style:font-size-asian="8pt" style:font-size-complex="8pt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style:text-properties fo:color="#00a933" loext:opacity="100%"/>
    </style:style>
    <style:style style:name="P11" style:family="paragraph">
      <loext:graphic-properties draw:fill="none" draw:fill-color="#ffffff"/>
      <style:text-properties fo:color="#00a933" loext:opacity="100%" loext:color-lum-mod="100%" loext:color-lum-off="0%" style:font-name="Times New Roman" fo:font-size="8pt" style:font-size-asian="8pt" style:font-size-complex="8pt"/>
    </style:style>
    <style:style style:name="P12" style:family="paragraph">
      <style:text-properties fo:color="#ff46ff" loext:opacity="100%"/>
    </style:style>
    <style:style style:name="P13" style:family="paragraph">
      <loext:graphic-properties draw:fill="none" draw:fill-color="#ffffff"/>
      <style:text-properties fo:color="#ff46ff" loext:opacity="100%" loext:color-lum-mod="100%" loext:color-lum-off="0%" style:font-name="Times New Roman" fo:font-size="8pt" style:font-size-asian="8pt" style:font-size-complex="8pt"/>
    </style:style>
    <style:style style:name="P14" style:family="paragraph">
      <style:text-properties fo:color="#ff8000" loext:opacity="100%"/>
    </style:style>
    <style:style style:name="P15" style:family="paragraph">
      <loext:graphic-properties draw:fill="none" draw:fill-color="#ffffff"/>
      <style:text-properties fo:color="#ff8000" loext:opacity="100%" loext:color-lum-mod="100%" loext:color-lum-off="0%" style:font-name="Times New Roman" fo:font-size="8pt" style:font-size-asian="8pt" style:font-size-complex="8pt"/>
    </style:style>
    <style:style style:name="P16" style:family="paragraph">
      <style:text-properties fo:color="#ff46ff" loext:opacity="100%" fo:font-size="6pt" style:font-size-asian="6pt" style:font-size-complex="6pt"/>
    </style:style>
    <style:style style:name="P17" style:family="paragraph">
      <loext:graphic-properties draw:fill="none" draw:fill-color="#ffffff"/>
      <style:text-properties fo:color="#ff46ff" loext:opacity="100%" loext:color-lum-mod="100%" loext:color-lum-off="0%" style:font-name="Times New Roman" fo:font-size="6pt" style:font-size-asian="6pt" style:font-size-complex="6pt"/>
    </style:style>
    <style:style style:name="P18" style:family="paragraph">
      <style:text-properties fo:color="#00a933" loext:opacity="100%" fo:font-size="6pt" style:font-size-asian="6pt" style:font-size-complex="6pt"/>
    </style:style>
    <style:style style:name="P19" style:family="paragraph">
      <loext:graphic-properties draw:fill="none" draw:fill-color="#ffffff"/>
      <style:text-properties fo:color="#00a933" loext:opacity="100%" loext:color-lum-mod="100%" loext:color-lum-off="0%" style:font-name="Times New Roman" fo:font-size="6pt" style:font-size-asian="6pt" style:font-size-complex="6pt"/>
    </style:style>
    <style:style style:name="P20" style:family="paragraph">
      <style:text-properties fo:color="#729fcf" loext:opacity="100%" fo:font-size="6pt" style:font-size-asian="6pt" style:font-size-complex="6pt"/>
    </style:style>
    <style:style style:name="P21" style:family="paragraph">
      <loext:graphic-properties draw:fill="none" draw:fill-color="#ffffff"/>
      <style:text-properties fo:color="#729fcf" loext:opacity="100%" loext:color-lum-mod="100%" loext:color-lum-off="0%" style:font-name="Times New Roman" fo:font-size="6pt" style:font-size-asian="6pt" style:font-size-complex="6pt"/>
    </style:style>
    <style:style style:name="P22" style:family="paragraph">
      <style:text-properties fo:color="#999999" loext:opacity="100%" fo:font-size="6pt" style:font-size-asian="6pt" style:font-size-complex="6pt"/>
    </style:style>
    <style:style style:name="P23" style:family="paragraph">
      <loext:graphic-properties draw:fill="none" draw:fill-color="#ffffff"/>
      <style:text-properties fo:color="#999999" loext:opacity="100%" loext:color-lum-mod="100%" loext:color-lum-off="0%" style:font-name="Times New Roman" fo:font-size="6pt" style:font-size-asian="6pt" style:font-size-complex="6pt"/>
    </style:style>
    <style:style style:name="T1" style:family="text">
      <style:text-properties style:font-name="Times New Roman" fo:font-size="7pt" style:font-size-asian="7pt" style:font-size-complex="7pt"/>
    </style:style>
    <style:style style:name="T2" style:family="text">
      <style:text-properties style:font-name="Times New Roman" fo:font-size="8pt" style:font-size-asian="8pt" style:font-size-complex="8pt"/>
    </style:style>
    <style:style style:name="T3" style:family="text">
      <style:text-properties fo:color="#00a933" loext:opacity="100%" style:font-name="Times New Roman" fo:font-size="8pt" style:font-size-asian="8pt" style:font-size-complex="8pt"/>
    </style:style>
    <style:style style:name="T4" style:family="text">
      <style:text-properties fo:color="#00a933" loext:opacity="100%" style:text-position="-8% 58%" style:font-name="Times New Roman" fo:font-size="8pt" style:font-size-asian="8pt" style:font-size-complex="8pt"/>
    </style:style>
    <style:style style:name="T5" style:family="text">
      <style:text-properties fo:color="#ff46ff" loext:opacity="100%" style:font-name="Times New Roman" fo:font-size="8pt" style:font-size-asian="8pt" style:font-size-complex="8pt"/>
    </style:style>
    <style:style style:name="T6" style:family="text">
      <style:text-properties fo:color="#ff46ff" loext:opacity="100%" style:text-position="33% 58%" style:font-name="Times New Roman" fo:font-size="8pt" style:font-size-asian="8pt" style:font-size-complex="8pt"/>
    </style:style>
    <style:style style:name="T7" style:family="text">
      <style:text-properties fo:color="#ff8000" loext:opacity="100%" style:text-position="0% 100%" style:font-name="Times New Roman" fo:font-size="8pt" style:font-size-asian="8pt" style:font-size-complex="8pt"/>
    </style:style>
    <style:style style:name="T8" style:family="text">
      <style:text-properties fo:color="#ff8000" loext:opacity="100%" style:text-position="-8% 58%" style:font-name="Times New Roman" fo:font-size="8pt" style:font-size-asian="8pt" style:font-size-complex="8pt"/>
    </style:style>
    <style:style style:name="T9" style:family="text">
      <style:text-properties fo:color="#ff46ff" loext:opacity="100%" style:font-name="Times New Roman" fo:font-size="6pt" style:font-size-asian="6pt" style:font-size-complex="6pt"/>
    </style:style>
    <style:style style:name="T10" style:family="text">
      <style:text-properties fo:color="#00a933" loext:opacity="100%" style:font-name="Times New Roman" fo:font-size="6pt" style:font-size-asian="6pt" style:font-size-complex="6pt"/>
    </style:style>
    <style:style style:name="T11" style:family="text">
      <style:text-properties fo:color="#729fcf" loext:opacity="100%" style:font-name="Times New Roman" fo:font-size="6pt" style:font-size-asian="6pt" style:font-size-complex="6pt"/>
    </style:style>
    <style:style style:name="T12" style:family="text">
      <style:text-properties fo:color="#999999" loext:opacity="100%" style:font-name="Times New Roman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75cm" svg:height="2.75cm" svg:x="0.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25cm" svg:height="0.25cm" svg:x="1cm" svg:y="1.25cm">
          <text:p text:style-name="P2"><text:span text:style-name="T1">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0.25cm" svg:height="0.25cm" svg:x="0.75cm" svg:y="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0.25cm" svg:height="0.25cm" svg:x="1.75cm" svg:y="1.75cm">
          <text:p text:style-name="P4"><text:span text:style-name="T1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0.25cm" svg:height="0.25cm" svg:x="1.5cm" svg:y="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.25cm" svg:y1="1.375cm" svg:x2="1.875cm" svg:y2="1.75cm" draw:start-shape="id1" draw:start-glue-point="7" draw:end-shape="id2" draw:end-glue-point="4" svg:d="M1250 1375l625 375" svg:viewBox="0 0 626 376">
          <text:p/>
        </draw:connector>
        <draw:connector draw:style-name="gr4" draw:text-style-name="P1" draw:layer="layout" draw:type="line" svg:x1="1cm" svg:y1="1.375cm" svg:x2="0.875cm" svg:y2="2cm" draw:start-shape="id1" draw:start-glue-point="5" draw:end-shape="id3" draw:end-glue-point="4" svg:d="M1000 1375l-125 625" svg:viewBox="0 0 126 626">
          <text:p/>
        </draw:connector>
        <draw:connector draw:style-name="gr4" draw:text-style-name="P1" xml:id="id5" draw:id="id5" draw:layer="layout" draw:type="line" svg:x1="1.125cm" svg:y1="1.5cm" svg:x2="1.5cm" svg:y2="2.625cm" draw:end-shape="id4" draw:end-glue-point="5" svg:d="M1125 1500l375 1125" svg:viewBox="0 0 376 1126">
          <text:p/>
        </draw:connector>
        <draw:connector draw:style-name="gr4" draw:text-style-name="P1" draw:layer="layout" draw:type="line" svg:x1="1.875cm" svg:y1="2cm" svg:x2="1.625cm" svg:y2="2.5cm" draw:start-shape="id2" draw:start-glue-point="6" svg:d="M1875 2000l-250 500" svg:viewBox="0 0 251 501">
          <text:p/>
        </draw:connector>
        <draw:connector draw:style-name="gr4" draw:text-style-name="P1" draw:layer="layout" draw:type="line" svg:x1="1.75cm" svg:y1="1.875cm" svg:x2="1.125cm" svg:y2="1.5cm" draw:start-shape="id2" draw:start-glue-point="5" draw:end-shape="id5" draw:end-glue-point="2" svg:d="M1750 1875l-625-375" svg:viewBox="0 0 626 376">
          <text:p/>
        </draw:connector>
        <draw:custom-shape draw:style-name="gr5" draw:text-style-name="P1" draw:layer="layout" svg:width="5.75cm" svg:height="4.5cm" svg:x="4.2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6" draw:id="id6" draw:layer="layout" svg:width="0.25cm" svg:height="0.25cm" svg:x="6.75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8" draw:id="id8" draw:layer="layout" svg:width="0.25cm" svg:height="0.25cm" svg:x="6.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7" draw:id="id7" draw:layer="layout" svg:width="0.25cm" svg:height="0.25cm" svg:x="7.6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9" draw:id="id9" draw:layer="layout" svg:width="0.25cm" svg:height="0.25cm" svg:x="7.25cm" svg:y="4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7cm" svg:y1="3.125cm" svg:x2="7.725cm" svg:y2="3.5cm" draw:start-shape="id6" draw:start-glue-point="7" draw:end-shape="id7" draw:end-glue-point="4" svg:d="M7000 3125l725 375" svg:viewBox="0 0 726 376">
          <text:p/>
        </draw:connector>
        <draw:connector draw:style-name="gr4" draw:text-style-name="P1" draw:layer="layout" draw:type="line" svg:x1="6.75cm" svg:y1="3.125cm" svg:x2="6.625cm" svg:y2="3.75cm" draw:start-shape="id6" draw:start-glue-point="5" draw:end-shape="id8" draw:end-glue-point="4" svg:d="M6750 3125l-125 625" svg:viewBox="0 0 126 626">
          <text:p/>
        </draw:connector>
        <draw:connector draw:style-name="gr4" draw:text-style-name="P1" xml:id="id10" draw:id="id10" draw:layer="layout" draw:type="line" svg:x1="6.875cm" svg:y1="3.25cm" svg:x2="7.25cm" svg:y2="4.375cm" draw:end-shape="id9" draw:end-glue-point="5" svg:d="M6875 3250l375 1125" svg:viewBox="0 0 376 1126">
          <text:p/>
        </draw:connector>
        <draw:connector draw:style-name="gr4" draw:text-style-name="P1" draw:layer="layout" draw:type="line" svg:x1="7.725cm" svg:y1="3.75cm" svg:x2="7.375cm" svg:y2="4.25cm" draw:start-shape="id7" draw:start-glue-point="6" svg:d="M7725 3750l-350 500" svg:viewBox="0 0 351 501">
          <text:p/>
        </draw:connector>
        <draw:connector draw:style-name="gr4" draw:text-style-name="P1" draw:layer="layout" draw:type="line" svg:x1="7.6cm" svg:y1="3.625cm" svg:x2="6.875cm" svg:y2="3.25cm" draw:start-shape="id7" draw:start-glue-point="5" draw:end-shape="id10" draw:end-glue-point="2" svg:d="M7600 3625l-725-375" svg:viewBox="0 0 726 376">
          <text:p/>
        </draw:connector>
        <draw:frame draw:style-name="gr7" draw:text-style-name="P6" draw:layer="layout" svg:width="2.669cm" svg:height="0.564cm" svg:x="0.25cm" svg:y="0.186cm">
          <draw:text-box>
            <text:p><text:span text:style-name="T2">Ringe (Ausschnitt)</text:span></text:p>
          </draw:text-box>
        </draw:frame>
        <draw:frame draw:style-name="gr7" draw:text-style-name="P6" draw:layer="layout" svg:width="2.983cm" svg:height="0.564cm" svg:x="6cm" svg:y="0cm">
          <draw:text-box>
            <text:p><text:span text:style-name="T2">Gruppen (Ausschnitt)</text:span></text:p>
          </draw:text-box>
        </draw:frame>
        <draw:custom-shape draw:style-name="gr8" draw:text-style-name="P7" xml:id="id11" draw:id="id11" draw:layer="layout" svg:width="0.25cm" svg:height="0.25cm" svg:x="6.001cm" svg:y="1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xml:id="id13" draw:id="id13" draw:layer="layout" svg:width="0.25cm" svg:height="0.25cm" svg:x="5.751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xml:id="id12" draw:id="id12" draw:layer="layout" svg:width="0.25cm" svg:height="0.25cm" svg:x="6.751cm" svg:y="1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xml:id="id14" draw:id="id14" draw:layer="layout" svg:width="0.25cm" svg:height="0.25cm" svg:x="6.501cm" svg:y="2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6.251cm" svg:y1="1.126cm" svg:x2="6.876cm" svg:y2="1.501cm" draw:start-shape="id11" draw:start-glue-point="7" draw:end-shape="id12" draw:end-glue-point="4" svg:d="M6251 1126l625 375" svg:viewBox="0 0 626 376">
          <text:p/>
        </draw:connector>
        <draw:connector draw:style-name="gr4" draw:text-style-name="P1" draw:layer="layout" draw:type="line" svg:x1="6.001cm" svg:y1="1.126cm" svg:x2="5.876cm" svg:y2="1.751cm" draw:start-shape="id11" draw:start-glue-point="5" draw:end-shape="id13" draw:end-glue-point="4" svg:d="M6001 1126l-125 625" svg:viewBox="0 0 126 626">
          <text:p/>
        </draw:connector>
        <draw:connector draw:style-name="gr4" draw:text-style-name="P1" xml:id="id15" draw:id="id15" draw:layer="layout" draw:type="line" svg:x1="6.126cm" svg:y1="1.251cm" svg:x2="6.501cm" svg:y2="2.376cm" draw:end-shape="id14" draw:end-glue-point="5" svg:d="M6126 1251l375 1125" svg:viewBox="0 0 376 1126">
          <text:p/>
        </draw:connector>
        <draw:connector draw:style-name="gr9" draw:text-style-name="P1" draw:layer="layout" draw:type="line" svg:x1="6.876cm" svg:y1="1.751cm" svg:x2="6.626cm" svg:y2="2.251cm" draw:start-shape="id12" draw:start-glue-point="6" svg:d="M6876 1751l-250 500" svg:viewBox="0 0 251 501">
          <text:p/>
        </draw:connector>
        <draw:connector draw:style-name="gr4" draw:text-style-name="P1" draw:layer="layout" draw:type="line" svg:x1="6.751cm" svg:y1="1.626cm" svg:x2="6.126cm" svg:y2="1.251cm" draw:start-shape="id12" draw:start-glue-point="5" draw:end-shape="id15" draw:end-glue-point="2" svg:d="M6751 1626l-625-375" svg:viewBox="0 0 626 376">
          <text:p/>
        </draw:connector>
        <draw:custom-shape draw:style-name="gr3" draw:text-style-name="P2" xml:id="id16" draw:id="id16" draw:layer="layout" svg:width="0.25cm" svg:height="0.25cm" svg:x="8.1cm" svg:y="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8" draw:id="id18" draw:layer="layout" svg:width="0.25cm" svg:height="0.25cm" svg:x="7.85cm" svg:y="2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7" draw:id="id17" draw:layer="layout" svg:width="0.25cm" svg:height="0.25cm" svg:x="8.85cm" svg:y="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9" draw:id="id19" draw:layer="layout" svg:width="0.25cm" svg:height="0.25cm" svg:x="8.6cm" svg:y="2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.35cm" svg:y1="1.625cm" svg:x2="8.975cm" svg:y2="2cm" draw:start-shape="id16" draw:start-glue-point="7" draw:end-shape="id17" draw:end-glue-point="4" svg:d="M8350 1625l625 375" svg:viewBox="0 0 626 376">
          <text:p/>
        </draw:connector>
        <draw:connector draw:style-name="gr4" draw:text-style-name="P1" draw:layer="layout" draw:type="line" svg:x1="8.1cm" svg:y1="1.625cm" svg:x2="7.975cm" svg:y2="2.25cm" draw:start-shape="id16" draw:start-glue-point="5" draw:end-shape="id18" draw:end-glue-point="4" svg:d="M8100 1625l-125 625" svg:viewBox="0 0 126 626">
          <text:p/>
        </draw:connector>
        <draw:connector draw:style-name="gr4" draw:text-style-name="P1" xml:id="id20" draw:id="id20" draw:layer="layout" draw:type="line" svg:x1="8.225cm" svg:y1="1.75cm" svg:x2="8.6cm" svg:y2="2.875cm" draw:end-shape="id19" draw:end-glue-point="5" svg:d="M8225 1750l375 1125" svg:viewBox="0 0 376 1126">
          <text:p/>
        </draw:connector>
        <draw:connector draw:style-name="gr9" draw:text-style-name="P1" draw:layer="layout" draw:type="line" svg:x1="8.975cm" svg:y1="2.25cm" svg:x2="8.725cm" svg:y2="2.75cm" draw:start-shape="id17" draw:start-glue-point="6" svg:d="M8975 2250l-250 500" svg:viewBox="0 0 251 501">
          <text:p/>
        </draw:connector>
        <draw:connector draw:style-name="gr4" draw:text-style-name="P1" draw:layer="layout" draw:type="line" svg:x1="8.85cm" svg:y1="2.125cm" svg:x2="8.225cm" svg:y2="1.75cm" draw:start-shape="id17" draw:start-glue-point="5" draw:end-shape="id20" draw:end-glue-point="2" svg:d="M8850 2125l-625-375" svg:viewBox="0 0 626 376">
          <text:p/>
        </draw:connector>
        <draw:connector draw:style-name="gr10" draw:text-style-name="P1" draw:layer="layout" draw:type="curve" svg:x1="1.125cm" svg:y1="1.25cm" svg:x2="6.001cm" svg:y2="1.126cm" draw:start-shape="id1" draw:start-glue-point="4" draw:end-shape="id11" draw:end-glue-point="5" svg:d="M1125 1250c0-751 1250-627 1579-470s-265 346 3297 346" svg:viewBox="0 0 4877 589">
          <text:p/>
        </draw:connector>
        <draw:connector draw:style-name="gr10" draw:text-style-name="P1" draw:layer="layout" draw:type="curve" svg:x1="1.875cm" svg:y1="1.75cm" svg:x2="6.751cm" svg:y2="1.626cm" draw:start-shape="id2" draw:start-glue-point="4" draw:end-shape="id12" draw:end-glue-point="5" svg:d="M1875 1750c0-751 1250-627 1579-470s-265 346 3297 346" svg:viewBox="0 0 4877 589">
          <text:p/>
        </draw:connector>
        <draw:connector draw:style-name="gr10" draw:text-style-name="P1" draw:layer="layout" draw:type="curve" svg:x1="1cm" svg:y1="2.125cm" svg:x2="5.751cm" svg:y2="1.876cm" draw:start-shape="id3" draw:start-glue-point="7" draw:end-shape="id13" draw:end-glue-point="5" svg:d="M1000 2125c3564 0 1189-249 4751-249" svg:viewBox="0 0 4752 250">
          <text:p/>
        </draw:connector>
        <draw:connector draw:style-name="gr10" draw:text-style-name="P1" draw:layer="layout" draw:type="curve" svg:x1="1.75cm" svg:y1="2.625cm" svg:x2="6.501cm" svg:y2="2.376cm" draw:start-shape="id4" draw:start-glue-point="7" draw:end-shape="id14" draw:end-glue-point="5" svg:d="M1750 2625c3564 0 1189-249 4751-249" svg:viewBox="0 0 4752 250">
          <text:p/>
        </draw:connector>
        <draw:connector draw:style-name="gr11" draw:text-style-name="P1" draw:layer="layout" draw:type="curve" svg:x1="1.125cm" svg:y1="1.251cm" svg:x2="6.75cm" svg:y2="3.125cm" draw:end-shape="id6" draw:end-glue-point="5" svg:d="M1125 1251c3843 0 1031 1874 5625 1874" svg:viewBox="0 0 5626 1875">
          <text:p/>
        </draw:connector>
        <draw:connector draw:style-name="gr11" draw:text-style-name="P1" draw:layer="layout" draw:type="curve" svg:x1="1.875cm" svg:y1="1.751cm" svg:x2="7.6cm" svg:y2="3.625cm" draw:end-shape="id7" draw:end-glue-point="5" svg:d="M1875 1751c3918 0 1056 1874 5725 1874" svg:viewBox="0 0 5726 1875">
          <text:p/>
        </draw:connector>
        <draw:connector draw:style-name="gr11" draw:text-style-name="P1" draw:layer="layout" draw:type="curve" svg:x1="1cm" svg:y1="2.126cm" svg:x2="6.5cm" svg:y2="3.875cm" draw:end-shape="id8" svg:d="M1000 2126c3750 0 1000 1749 5500 1749" svg:viewBox="0 0 5501 1750">
          <text:p/>
        </draw:connector>
        <draw:connector draw:style-name="gr11" draw:text-style-name="P1" draw:layer="layout" draw:type="curve" svg:x1="1.75cm" svg:y1="2.626cm" svg:x2="7.25cm" svg:y2="4.375cm" draw:end-shape="id9" draw:end-glue-point="5" svg:d="M1750 2626c3750 0 1000 1749 5500 1749" svg:viewBox="0 0 5501 1750">
          <text:p/>
        </draw:connector>
        <draw:custom-shape draw:style-name="gr12" draw:text-style-name="P1" draw:layer="layout" svg:width="2.25cm" svg:height="2cm" svg:x="5.2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25cm" svg:height="2cm" svg:x="7.6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25cm" svg:height="2cm" svg:x="6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5cm" svg:height="0.25cm" svg:x="8.7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xml:id="id21" draw:id="id21" draw:layer="layout" svg:width="0.25cm" svg:height="0.25cm" svg:x="9.5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xml:id="id24" draw:id="id24" draw:layer="layout" svg:width="0.25cm" svg:height="0.25cm" svg:x="5.25cm" svg:y="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xml:id="id22" draw:id="id22" draw:layer="layout" svg:width="0.25cm" svg:height="0.25cm" svg:x="8.751cm" svg:y="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xml:id="id23" draw:id="id23" draw:layer="layout" svg:width="0.25cm" svg:height="0.25cm" svg:x="5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draw:type="line" svg:x1="8.343cm" svg:y1="1.618cm" svg:x2="9.625cm" svg:y2="3.25cm" draw:end-shape="id21" draw:end-glue-point="4" svg:d="M8343 1618l1282 1632" svg:viewBox="0 0 1283 1633">
          <text:p/>
        </draw:connector>
        <draw:connector draw:style-name="gr15" draw:text-style-name="P1" draw:layer="layout" draw:type="line" svg:x1="9.001cm" svg:y1="3.876cm" svg:x2="9.625cm" svg:y2="3.5cm" draw:start-shape="id22" draw:start-glue-point="7" draw:end-shape="id21" draw:end-glue-point="6" svg:d="M9001 3876l624-376" svg:viewBox="0 0 625 377">
          <text:p/>
        </draw:connector>
        <draw:connector draw:style-name="gr15" draw:text-style-name="P1" draw:layer="layout" draw:type="line" svg:x1="8.751cm" svg:y1="3.876cm" svg:x2="7.5cm" svg:y2="4.375cm" draw:start-shape="id22" draw:start-glue-point="5" draw:end-shape="id9" draw:end-glue-point="7" svg:d="M8751 3876l-1251 499" svg:viewBox="0 0 1252 500">
          <text:p/>
        </draw:connector>
        <draw:connector draw:style-name="gr15" draw:text-style-name="P1" draw:layer="layout" draw:type="line" svg:x1="8.759cm" svg:y1="3.877cm" svg:x2="8.1cm" svg:y2="2.375cm" draw:end-shape="id18" svg:d="M8759 3877l-659-1502" svg:viewBox="0 0 660 1503">
          <text:p/>
        </draw:connector>
        <draw:connector draw:style-name="gr15" draw:text-style-name="P1" draw:layer="layout" draw:type="line" svg:x1="5.625cm" svg:y1="4cm" svg:x2="5.375cm" svg:y2="2.75cm" draw:start-shape="id23" draw:start-glue-point="4" draw:end-shape="id24" draw:end-glue-point="6" svg:d="M5625 4000l-250-1250" svg:viewBox="0 0 251 1251">
          <text:p/>
        </draw:connector>
        <draw:connector draw:style-name="gr15" draw:text-style-name="P1" draw:layer="layout" draw:type="line" svg:x1="5.61cm" svg:y1="4.008cm" svg:x2="5.876cm" svg:y2="2.001cm" draw:end-shape="id13" draw:end-glue-point="6" svg:d="M5610 4008l266-2007" svg:viewBox="0 0 267 2008">
          <text:p/>
        </draw:connector>
        <draw:path draw:style-name="gr16" draw:text-style-name="P1" draw:layer="layout" svg:width="1.79cm" svg:height="1.047cm" draw:transform="skewX (0.0687659725285766) rotate (-0.640535835481918) translate (6.22306766917293cm 1.176cm)" svg:viewBox="0 0 1791 1048" svg:d="M0 0c1563 0 1791 1048 1791 1048">
          <text:p/>
        </draw:path>
        <draw:path draw:style-name="gr16" draw:text-style-name="P1" draw:layer="layout" svg:width="1.79cm" svg:height="1.047cm" draw:transform="skewX (0.0687659725285767) rotate (-0.640535835481919) translate (6.75006766917293cm 2.382cm)" svg:viewBox="0 0 1791 1048" svg:d="M0 0c1563 0 1791 1048 1791 1048">
          <text:p/>
        </draw:path>
        <draw:path draw:style-name="gr16" draw:text-style-name="P1" draw:layer="layout" svg:width="1.79cm" svg:height="1.047cm" draw:transform="skewX (0.0687659725285766) rotate (-0.640535835481918) translate (7.02906766917293cm 1.63cm)" svg:viewBox="0 0 1791 1048" svg:d="M0 0c1563 0 1791 1048 1791 1048">
          <text:p/>
        </draw:path>
        <draw:path draw:style-name="gr16" draw:text-style-name="P1" draw:layer="layout" svg:width="1.79cm" svg:height="1.047cm" draw:transform="skewX (0.0687659725285767) rotate (-0.640535835481918) translate (6.02906766917293cm 1.88cm)" svg:viewBox="0 0 1791 1048" svg:d="M0 0c1563 0 1791 1048 1791 1048">
          <text:p/>
        </draw:path>
        <draw:frame draw:style-name="gr7" draw:text-style-name="P11" draw:layer="layout" svg:width="0.964cm" svg:height="0.564cm" svg:x="3.536cm" svg:y="0.686cm">
          <draw:text-box>
            <text:p text:style-name="P10"><text:span text:style-name="T3">GL</text:span><text:span text:style-name="T4">n</text:span></text:p>
          </draw:text-box>
        </draw:frame>
        <draw:frame draw:style-name="gr7" draw:text-style-name="P13" draw:layer="layout" svg:width="0.731cm" svg:height="0.564cm" svg:x="3.036cm" svg:y="3cm">
          <draw:text-box>
            <text:p text:style-name="P12"><text:span text:style-name="T5">_</text:span><text:span text:style-name="T6">*</text:span></text:p>
          </draw:text-box>
        </draw:frame>
        <draw:frame draw:style-name="gr7" draw:text-style-name="P15" draw:layer="layout" svg:width="0.998cm" svg:height="0.564cm" svg:x="6.75cm" svg:y="1.75cm">
          <draw:text-box>
            <text:p text:style-name="P14"><text:span text:style-name="T7">Det</text:span><text:span text:style-name="T8">n</text:span></text:p>
          </draw:text-box>
        </draw:frame>
        <draw:frame draw:style-name="gr7" draw:text-style-name="P17" draw:layer="layout" svg:width="2.128cm" svg:height="0.489cm" svg:x="5.372cm" svg:y="4.261cm">
          <draw:text-box>
            <text:p text:style-name="P16"><text:span text:style-name="T9">Einheiten-Gruppen</text:span></text:p>
          </draw:text-box>
        </draw:frame>
        <draw:frame draw:style-name="gr7" draw:text-style-name="P19" draw:layer="layout" svg:width="3.787cm" svg:height="0.489cm" svg:x="5.948cm" svg:y="0.673cm">
          <draw:text-box>
            <text:p text:style-name="P18"><text:span text:style-name="T10">Allgemeine Lineare-Gruppen (Grad n)</text:span></text:p>
          </draw:text-box>
        </draw:frame>
        <draw:frame draw:style-name="gr7" draw:text-style-name="P21" draw:layer="layout" svg:width="2.018cm" svg:height="0.965cm" svg:x="8.482cm" svg:y="1.035cm">
          <draw:text-box>
            <text:p text:style-name="P20"><text:span text:style-name="T11">Allgemeine</text:span></text:p>
            <text:p text:style-name="P20"><text:span text:style-name="T11">Lineare-Gruppen </text:span></text:p>
            <text:p text:style-name="P20"><text:span text:style-name="T11">(Grad r)</text:span></text:p>
          </draw:text-box>
        </draw:frame>
        <draw:frame draw:style-name="gr7" draw:text-style-name="P23" draw:layer="layout" svg:width="1.92cm" svg:height="0.489cm" svg:x="8.126cm" svg:y="3.876cm">
          <draw:text-box>
            <text:p text:style-name="P22"><text:span text:style-name="T12">Andere Grupp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0T17:14:26.834000000</meta:creation-date>
    <dc:date>2023-08-20T17:52:33.319000000</dc:date>
    <meta:editing-duration>PT38M4S</meta:editing-duration>
    <meta:editing-cycles>4</meta:editing-cycles>
    <meta:generator>LibreOffice/7.5.4.2$Windows_X86_64 LibreOffice_project/36ccfdc35048b057fd9854c757a8b67ec53977b6</meta:generator>
    <meta:document-statistic meta:object-count="73"/>
  </office:meta>
</office:document-meta>
</file>